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Lak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kwi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rde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ngboro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hlehem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Pasade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col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d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y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ly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villeCentre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ed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Chut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a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Do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vil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parais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trav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s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amath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oux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a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e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k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Hamp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llm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Moin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ch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st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er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d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sboro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tleEggHarbo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Provid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lsba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mus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Colli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slow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es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tl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m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rsi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sauk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k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eralWe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vil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wthorn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u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Gran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Gran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n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attan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on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hwah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thAmbo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ei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ste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lu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ar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l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id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r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rthu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eb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ro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nke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g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n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ill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ha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Havasu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l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caip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s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Green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dsto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hnert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ek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lcot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ch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ingt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y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il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nk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galu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LuisObisp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Gosh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Camp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c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ynton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anches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Cla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y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Windso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gl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p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mond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Moni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chPlain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hi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ld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g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Pax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aLin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chez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cher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dw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ira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f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Milfor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bra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b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n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so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emph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n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v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onRou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t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Ange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yett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dswor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mberlan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i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fay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d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r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ass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intre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im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sbur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ather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isbu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u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bas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in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dbridg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pd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sey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ge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Villa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usk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verCit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yl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keleyHeight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che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l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erer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herProvidenc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Ridg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lboroug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h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aug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Og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Readin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che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anna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d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x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Lauder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tleFall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Stat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es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phrata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ge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a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We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ro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m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att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n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land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therfor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s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ndR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nishFo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Por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eksk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ca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hers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dduLa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f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wtucke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r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atu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Madi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a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natch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Hav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u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n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edonia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ov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al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Mon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en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flow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ortRich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rtan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ros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o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me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vil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p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Charle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larBluf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Lampe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k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c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Por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Hav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shir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vent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gome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r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y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ugh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gs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tonMano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iga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Bridgewa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t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enix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at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mar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ph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ni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mor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l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eret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rqu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Bran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por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perAll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n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ert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yrevil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vil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lm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cou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awa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Pay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h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verlyHi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y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Laure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mon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no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uces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yon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Plainfie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agara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ro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ly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kia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c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dde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le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o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ga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kaloo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der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sboro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abrie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ber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rs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lantic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est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v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Hav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kin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va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Tonawan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ash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B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tt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sbrouckHeights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llm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mwe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rde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i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v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bod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ddleBroo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ans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ta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erpri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gu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rming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iz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Be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l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egeStat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issa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ark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yr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Prair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ds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anadaFlint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ton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oe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l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Augu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d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ier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zabe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n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g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enoVal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lvan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Mari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Harb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ro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ey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wi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w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enixvil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derick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la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s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wauk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ena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Ban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o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ia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merc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yMou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lo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Pier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g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tim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wa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basti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view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g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i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Arlingt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v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Settleme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berr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raunfe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si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erl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ramen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wnDeer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idi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d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Paters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yHi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SanFrancisco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Junct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gou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dal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ve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llaho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z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ving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gewood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w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itowo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napo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stea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ntRoya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donder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v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vercree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mer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y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ka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OrangeVillag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bra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field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mawr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cko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rde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i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erey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lby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ge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ecu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uca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les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rk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st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bo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i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svil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lan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ck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d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n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al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dlow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Bernardi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e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le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r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west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x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ra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ve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queIs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osh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licoth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Ro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l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Whitelan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evil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sell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gh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nc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mbrokePin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omin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ttga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uquerqu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oRive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woo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v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le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gan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tico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ah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Be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ling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dhurst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salem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ypres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cas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Fe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River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rill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DesMoin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ho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st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m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Windso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hi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er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bury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Orang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Ange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o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v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usChrist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i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mondBa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BeachGard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ha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ha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ersity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All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din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fay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sonia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negat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arGrov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niba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ver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rryHi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ymou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ced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perDarb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am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mulg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i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man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sex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Hav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sill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Plai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kha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Yo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rov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n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oAl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lang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kawan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Makefie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s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pend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Bluf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s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lma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ffn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choPalosVerd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l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uClai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verl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ce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yen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f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swic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ne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s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g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g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la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ck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Ra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oux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ub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t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a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ntifu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o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rEdg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tse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Windso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r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oo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h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atog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ad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Beni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w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leig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Wor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tsPas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ondo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ey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lan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ba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ua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Jord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ano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ttanoog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ki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r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sville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Caj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le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me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ho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co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ington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ki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erti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smou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onal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at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ll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wa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ade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Gard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mi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r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ort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ottesvilledistri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ia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Al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sdown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Thom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tage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se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m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vi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mp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smou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Oswe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cific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lis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no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al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wn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v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Shores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t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yalPalmBeach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be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ssva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and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s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lb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pe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bel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ckin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wi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Bur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Ri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en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vens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na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ewi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liff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boro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ar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tendor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Marc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ra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v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y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myrn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k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th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hburg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ki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we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dal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Ban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Oran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enectad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rr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Min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amb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lipsbur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eBluf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ippany-TroyHill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n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b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s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aviaHi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ensa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Gran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dale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t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B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alask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sB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l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eau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ing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tun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Dept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nn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sic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wauk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fers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radoSprings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x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tk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na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ymp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i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hlequa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i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leShad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s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Smith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e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ttie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a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agu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ituat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o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kinsburg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l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Oran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ver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l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PalmBeach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ub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Clemen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wi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qui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Pab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ellas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in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oi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m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v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Alt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vent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l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y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ling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b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staf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hleh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gl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e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ba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glePas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Bur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aso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v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derdaleLak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la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erMoun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et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broo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fau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pelHi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rr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dis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son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as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kog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ks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ti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Covi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hall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lin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wamenci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ell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w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i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phur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r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Pleasan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wn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atoga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rraganset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sionViej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yw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land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e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sas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mde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pend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mru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i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Hart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skeg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atel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ts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a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nard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bridg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mfie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eet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wford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Rafae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k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cifi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h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st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Gato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Plainfie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Andov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mersBran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i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e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v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i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mber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innat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nu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erasC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ona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xbridg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ner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Mia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is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ch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h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Holly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Cast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ivel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scaloo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no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li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Por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u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ber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elber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er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v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borou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broo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ege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we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vid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g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ch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Providenc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Whiteha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ona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ng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ch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do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n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et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ge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rl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il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ukesh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lik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e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ing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cu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nd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Lond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meadow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do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nyv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dyffri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Ibe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v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m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kau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n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bl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Pas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ca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ing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ches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lapa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rovidenc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mingham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a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ano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oRive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restow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h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maus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onomowo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Carl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eim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d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i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cagou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at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i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wthor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laVi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Dese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Jo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rewood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Jacin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Quin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Lak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i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iVal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fetyHarb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m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t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ker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r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m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Adam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o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wlingGre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ld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renc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Al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le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asant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ho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h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ners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Antoni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ke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ings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ver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spe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tl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erraVis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ertz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fay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Sal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rc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lvania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th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lan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por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wi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ckash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gHarbo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ffi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sem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c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g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e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gl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ainVie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afly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ban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k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ontow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erraMad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to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Cree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coln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Bru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ia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thedral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wa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k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id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dah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ltr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w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Jack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Smi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me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diseValle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ed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yoGran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amp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p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Sacramen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lacaug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house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ki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lej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e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Ga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mos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perGwyned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s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uqu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m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la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Wor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ca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w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sey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ama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gu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dw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swor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fay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h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tt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dBridg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tow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cenn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lahass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is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vie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r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lGab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atcong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yallup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ni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yofOrang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uraHi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lp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err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ds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ddonfie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Colo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Huenem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onro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ter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po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perAr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s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arn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ucu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atara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lhead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gden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h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nsocke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y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tol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r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f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C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n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ers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hkos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gwoo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e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tsburg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ke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lo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mbu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rews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l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asant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ba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a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nutCree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che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dlett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o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to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tonFalls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nbrid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Orlea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Mate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i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vie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awa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hel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PaloAl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es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Brunswi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Atkin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t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ez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ph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gar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nna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uc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i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i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k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yth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Cast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and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dbu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Dora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Re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er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Caldwe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All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d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l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clai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Min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eCora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w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ison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rla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enix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quo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hu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r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s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mo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cto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rborou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y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elin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gun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ch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d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cogdoch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pon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ena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o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perChiches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ampscot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rm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Pleasan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Charle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Veg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usau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ff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ard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cort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hlenberg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broo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ver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mea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RichlandHi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ford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uche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Canaa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ad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k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Ri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gomer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der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mond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e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dsorLock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pit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mon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Pau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r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oo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al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Comb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zabeth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f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esLa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Pal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Alamit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xbur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ngham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ama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y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p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yton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ew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hiladelph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ersity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ll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bur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enc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ro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rde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ca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xahach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is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a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Law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ne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bins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b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Fernan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k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ech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h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scatawa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Lin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i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tch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il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over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orhee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Pleasa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ainBroo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smout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Lava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ray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bur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ed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ck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bur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vie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mwood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no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h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cent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bb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clai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val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moneeFalls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Berg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bi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ie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eHau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an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va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cor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sid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po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Leand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asant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chtre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fer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chora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Spring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is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Ju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e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kli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st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a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xna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genfie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emar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ph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r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gefieldPark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mon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mantown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ro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deri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Ver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sborough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sborou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cros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NewYor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Val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Oa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s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ssa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osVerdesEstat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m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wic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g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he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aWal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d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Char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bok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racu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ris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t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gant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n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Roc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woo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k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con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Valle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ts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pev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dd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rimac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Segun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enGrov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ffside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reve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rfield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tic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k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lle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ke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neapo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eon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pinte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ansea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haret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dso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hola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bur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i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Columb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i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o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llwa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c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owa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tch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Mye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ehawk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ar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bb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rid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ebel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p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verD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s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we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sapea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choCucamong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ho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ro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ines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x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up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kenArro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e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s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boyg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s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o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st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sconsinRapid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venHi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ewoo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le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mber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me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gham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rest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dl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rk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rd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andaigu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ntwoo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Puen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waubenon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isbur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rse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mou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lboro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dmo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mont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irbank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nt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r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fishBayvi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ssimm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mb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ritai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lph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i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ono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pewaFall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cerIs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ffa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Longmeadow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ds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ddle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ntaGor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Og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por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as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ckoff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hu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cliff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Hadle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fk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gsto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enwo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wing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l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ffs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ucest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edwa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entyninePalms-MorongoVa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qu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k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Milwauk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Ram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Brunswi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apo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chitoch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nstab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i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kadelph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werMorelan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uwato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dwin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derhi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Huntingd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all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l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m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hol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arka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in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glen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ld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on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rito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Chica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en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rta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nds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ker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nysi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ol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Terra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ng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borou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Kings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Lauder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ro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Kinn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nial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l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anno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istiansbur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ffol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n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le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re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Lee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ck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lingam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ginia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zabeth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d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nerRobin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p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dsto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Mes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LittleR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rfreesbo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yd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let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y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efonta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mond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lingswood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in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tow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esburg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da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kop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ke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veCoeu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ca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ces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al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portNew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plewoo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bour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rtle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Ri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oBeac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perel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lan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mo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ylestow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tl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ferson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p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n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x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ke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Fo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ascade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et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Miami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e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fol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al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Chester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len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ling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souri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mi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thersfiel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SaltLak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ade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Poi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lett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Holl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l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rbaLind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evu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Dayto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rn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air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cyr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Hempfie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smout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ter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o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mbrok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ersity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kburnet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runswi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Alban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i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nbe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urgh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i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m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Bran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d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Moin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Cerri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berl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blehea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tonLakes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ov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v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a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w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over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Far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f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swi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ulp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lahoma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Hart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ers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lf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si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Brunswick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tfor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r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Nech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er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l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che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Fork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wall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kersburg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e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gan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eGirardeau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kf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anokeRapid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tow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rita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lan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wic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ifflin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g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e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e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n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Hab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ca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wi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ren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e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lle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xborough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ic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lv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sham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er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ctor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qu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l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t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c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er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ugatuck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field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Pleasant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lms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sa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Jorda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t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Spring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x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f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arac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isadesPar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is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go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ansburg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on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terGrove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ming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dgecres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lfpor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namins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ElMont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in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wn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c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Hou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sun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Barbar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ntainValle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usandOak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Centr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dah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Olive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view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el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ding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fiel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rr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Norrito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efontaineNeighbor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keley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l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amogord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e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sti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yrna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cheJuncti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at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wrence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minste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ewell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Wayn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x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Clarit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rill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neaut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ieg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let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or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tleRoc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kson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seCree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s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evelandHeight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Maria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ghkeepsi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Vern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napoli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wood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ford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Bankboroug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Francisco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y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atur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land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lewoo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boro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kland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yvill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hel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hwa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unton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de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Gardentow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stPark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me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anderCity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ington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rillville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umbus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leTerrac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side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bury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tham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ariocity</text:p>
          </table:table-cell>
          <table:table-cell table:number-columns-repeated="16383"/>
        </table:table-row>
        <table:table-row table:number-rows-repeated="1046582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h</meta:initial-creator>
    <dc:creator>mh</dc:creator>
    <meta:creation-date>2012-11-07T14:34:28Z</meta:creation-date>
    <dc:date>2012-11-08T14:42:45Z</dc:date>
  </office:meta>
</office:document-meta>
</file>